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c7a" officeooo:paragraph-rsid="00009c7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 DI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13T21:03:29.569468073</meta:creation-date>
    <dc:date>2026-02-13T21:03:54.647952616</dc:date>
    <meta:editing-duration>PT25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6.4.7.2$Linux_X86_64 LibreOffice_project/40$Build-2</meta:generator>
  </office:meta>
</office:document-meta>
</file>